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.getBpelEventListeners( List &lt; BpelEventListener &gt;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getMessage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setThreadPoolMaxSiz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.setDatabas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getBpel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setDehydration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setMessageSender( MessageSender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getDataba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isDehydra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isRest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getThreadPool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